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6df3" officeooo:paragraph-rsid="001c6d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T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6:44:06.588899923</meta:creation-date>
    <meta:generator>LibreOffice/5.1.6.2$Linux_X86_64 LibreOffice_project/10m0$Build-2</meta:generator>
    <dc:date>2018-11-02T17:02:59.729088757</dc:date>
    <meta:editing-duration>PT18M53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